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62b" officeooo:paragraph-rsid="0018462b"/>
    </style:style>
    <style:style style:name="P2" style:family="paragraph" style:parent-style-name="Standard">
      <style:text-properties officeooo:rsid="0018462b" officeooo:paragraph-rsid="00215753"/>
    </style:style>
    <style:style style:name="P3" style:family="paragraph" style:parent-style-name="Standard">
      <style:text-properties officeooo:rsid="0018462b" officeooo:paragraph-rsid="0024bb1d"/>
    </style:style>
    <style:style style:name="P4" style:family="paragraph" style:parent-style-name="Standard">
      <style:text-properties fo:font-weight="bold" officeooo:rsid="0018462b" officeooo:paragraph-rsid="0018462b" style:font-weight-asian="bold" style:font-weight-complex="bold"/>
    </style:style>
    <style:style style:name="P5" style:family="paragraph" style:parent-style-name="Standard">
      <style:text-properties fo:font-weight="bold" officeooo:rsid="0018462b" officeooo:paragraph-rsid="00215753" style:font-weight-asian="bold" style:font-weight-complex="bold"/>
    </style:style>
    <style:style style:name="P6" style:family="paragraph" style:parent-style-name="Standard">
      <style:text-properties fo:font-weight="bold" officeooo:rsid="0018462b" officeooo:paragraph-rsid="0024bb1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8462b" officeooo:paragraph-rsid="0018462b"/>
    </style:style>
    <style:style style:name="P8" style:family="paragraph" style:parent-style-name="Standard">
      <style:text-properties style:text-underline-style="solid" style:text-underline-width="auto" style:text-underline-color="font-color" officeooo:rsid="0019fd9f" officeooo:paragraph-rsid="0019fd9f"/>
    </style:style>
    <style:style style:name="P9" style:family="paragraph" style:parent-style-name="Standard">
      <style:text-properties style:text-underline-style="solid" style:text-underline-width="auto" style:text-underline-color="font-color" officeooo:rsid="001a5f2a" officeooo:paragraph-rsid="001a5f2a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a5f2a" officeooo:paragraph-rsid="001a5f2a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15753" style:font-weight-asian="normal" style:font-weight-complex="normal"/>
    </style:style>
    <style:style style:name="P12" style:family="paragraph" style:parent-style-name="Standard">
      <style:text-properties fo:font-weight="normal" officeooo:rsid="0018462b" officeooo:paragraph-rsid="0018462b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a5f2a" officeooo:paragraph-rsid="001a5f2a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4bb1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9fd9f" officeooo:paragraph-rsid="0019fd9f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8462b" officeooo:paragraph-rsid="0018462b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9fd9f" officeooo:paragraph-rsid="0019fd9f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9418" officeooo:paragraph-rsid="001c9418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f6571" officeooo:paragraph-rsid="00215753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8462b" officeooo:paragraph-rsid="00215753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4bb1d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9d965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officeooo:rsid="0019fd9f" officeooo:paragraph-rsid="0019fd9f"/>
    </style:style>
    <style:style style:name="P25" style:family="paragraph" style:parent-style-name="Standard">
      <style:text-properties fo:font-weight="bold" officeooo:rsid="0029d965" officeooo:paragraph-rsid="0029d965" style:font-weight-asian="bold" style:font-weight-complex="bold"/>
    </style:style>
    <style:style style:name="P26" style:family="paragraph" style:parent-style-name="Standard">
      <style:text-properties officeooo:rsid="0029d965" officeooo:paragraph-rsid="0029d965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4bb1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66bf2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15753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29d965" officeooo:paragraph-rsid="0029d965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215753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29d965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9fd9f" officeooo:paragraph-rsid="0019fd9f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2ab193" officeooo:paragraph-rsid="002ab193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1f6571" officeooo:paragraph-rsid="00215753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18462b" officeooo:paragraph-rsid="001a5f2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62b"/>
    </style:style>
    <style:style style:name="T3" style:family="text">
      <style:text-properties officeooo:rsid="0019fd9f"/>
    </style:style>
    <style:style style:name="T4" style:family="text">
      <style:text-properties officeooo:rsid="001a5f2a"/>
    </style:style>
    <style:style style:name="T5" style:family="text">
      <style:text-properties officeooo:rsid="001c9418"/>
    </style:style>
    <style:style style:name="T6" style:family="text">
      <style:text-properties officeooo:rsid="001f6571"/>
    </style:style>
    <style:style style:name="T7" style:family="text">
      <style:text-properties officeooo:rsid="00215753"/>
    </style:style>
    <style:style style:name="T8" style:family="text">
      <style:text-properties officeooo:rsid="0024bb1d"/>
    </style:style>
    <style:style style:name="T9" style:family="text">
      <style:text-properties officeooo:rsid="00266bf2"/>
    </style:style>
    <style:style style:name="T10" style:family="text">
      <style:text-properties officeooo:rsid="0029d965"/>
    </style:style>
    <style:style style:name="T11" style:family="text">
      <style:text-properties officeooo:rsid="002ab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ks und Rechts Bewegung</text:p>
      <text:p text:style-name="P1">Der User soll sich nach links und rechts bewegen können, ohne dass er durch Wände geht.</text:p>
      <text:p text:style-name="P7">Kriterien:</text:p>
      <text:p text:style-name="P17">- Bei drücken der Taste ‚A‘ soll sich der Charakter nach links bewegen.</text:p>
      <text:p text:style-name="P17">- Bei drücken der Taste ‚D‘ soll sich der Charakter nach rechts bewegen.</text:p>
      <text:p text:style-name="P17">- Bei berühren einer Hitbox, soll der Charakter stehen bleiben.</text:p>
      <text:p text:style-name="P1"/>
      <text:p text:style-name="P4">Springen, Fallen<text:span text:style-name="T3">(Gravitation)</text:span></text:p>
      <text:p text:style-name="P1">Der User soll springen und fallen können, ohne durch Böden und Decken zu gehen.</text:p>
      <text:p text:style-name="P8">Kriterien:</text:p>
      <text:p text:style-name="P18">- Bei drücken der Taste ‚Space‘, soll der Charakter springen.</text:p>
      <text:p text:style-name="P18">- Auf den Charakter soll eine Art Gravitation wirken.</text:p>
      <text:p text:style-name="P16"><text:span text:style-name="T2">- Bei berühren einer Hitbox, soll der Charakter stehen bleiben.</text:span><text:span text:style-name="T1"> </text:span></text:p>
      <text:p text:style-name="P1"/>
      <text:p text:style-name="P4"><text:span text:style-name="T4">Undurchdringbar</text:span> Objekte</text:p>
      <text:p text:style-name="P12">Es soll Böden und Wände geben, die vom User nicht durchquerbar sind.</text:p>
      <text:p text:style-name="P10">Kriterien:</text:p>
      <text:p text:style-name="P13">- Spiel-Charaktere können diese Objekte nicht durchqueren.</text:p>
      <text:p text:style-name="P13">- Projektile können diese Objekte nicht durchqueren.</text:p>
      <text:p text:style-name="P1"/>
      <text:p text:style-name="P4">Portale schießen</text:p>
      <text:p text:style-name="P1">Der User soll mit seinem Spielcharakter Portale an Oberflächen schießen können in Projektil-<text:span text:style-name="T7">F</text:span>orm.</text:p>
      <text:p text:style-name="P8">Kriterien:</text:p>
      <text:p text:style-name="P18">- Bei Linksklick soll <text:s/>Portal_1 „geschossen“ werden.</text:p>
      <text:p text:style-name="P18">- Bei Rechtsklick soll Portal_2 „geschossen“ werden.</text:p>
      <text:p text:style-name="P35">- Das Projektil fliegt in Richtung Mauszeiger.</text:p>
      <text:p text:style-name="P18">- Das Projektil besitzt eine Hitbox und kann mit anderen Hitboxen kollidieren.</text:p>
      <text:p text:style-name="P18">- Es kann jeweils nur ein Portal geben (Portal_1, Portal_2).</text:p>
      <text:p text:style-name="P19">- Die Portale öffnen sich auf genügend großen Flächen.</text:p>
      <text:p text:style-name="P1"/>
      <text:p text:style-name="P4">Durch Portale gehen</text:p>
      <text:p text:style-name="P1">Der User soll mit seinem Spielcharakter durch ein Portal gehen und durch das andere wieder Rauskommen.</text:p>
      <text:p text:style-name="P9">Kriterien:</text:p>
      <text:p text:style-name="P13">- Spiel-Charaktere können durch beide Portale hindurchgehen können und auf der anderen „Seite“ heraus kommen.</text:p>
      <text:p text:style-name="P13">- <text:span text:style-name="T5">Die Geschwindigkeit der Charaktere bleibt erhalten, nur die Richtung wird verändert.</text:span></text:p>
      <text:p text:style-name="P1"/>
      <text:p text:style-name="P4">Sterben</text:p>
      <text:p text:style-name="P1">Der Spieler soll im Spiel durch entweder Schaden oder herrunterfallen sterben können.</text:p>
      <text:p text:style-name="P10">Kriterien:</text:p>
      <text:p text:style-name="P14">- Wenn die Lebenspunkte des Charakters auf 0 fällt, stirbt der Charakter.</text:p>
      <text:p text:style-name="P14">- Wenn der Charakter stirbt, wird das Level neugestartet.</text:p>
      <text:p text:style-name="P1"/>
      <text:p text:style-name="P5">Animationen</text:p>
      <text:p text:style-name="P2">Der Spieler soll über Animationen verfügen, z.B. beim Gehen.</text:p>
      <text:p text:style-name="P11">Kriterien:</text:p>
      <text:p text:style-name="P29">- <text:s/><text:span text:style-name="T6">Wenn der Charakter sich nach Links oder Rechts bewegt, wird diese Bewegung animiert.</text:span></text:p>
      <text:p text:style-name="P20"/>
      <text:p text:style-name="P20"/>
      <text:p text:style-name="P20"/>
      <text:p text:style-name="P20"/>
      <text:p text:style-name="P20"><text:soft-page-break/></text:p>
      <text:p text:style-name="P6">Level</text:p>
      <text:p text:style-name="P3">Der Spieler soll mehrere Level zur Verfügung haben.</text:p>
      <text:p text:style-name="P22">Kriterien:</text:p>
      <text:p text:style-name="P15">- <text:span text:style-name="T8">Nach beenden eines Level wird das nächste gestartet.</text:span></text:p>
      <text:p text:style-name="P28">- <text:span text:style-name="T9">Jedes Level verfügt über alle vordefinierte Objekte.</text:span></text:p>
      <text:p text:style-name="P15">- <text:span text:style-name="T8">Durch erreichen eines bestimmten Ortes wird das Level beendet.</text:span></text:p>
      <text:p text:style-name="P21"/>
      <text:p text:style-name="P4">Tragbare Objekte</text:p>
      <text:p text:style-name="P1">Der Spieler kann <text:span text:style-name="T10">mit </text:span>gewisse<text:span text:style-name="T10">n</text:span> Objekte<text:span text:style-name="T10">n interagieren, in dem er diese mit sich herumtragen kann.</text:span></text:p>
      <text:p text:style-name="P10">Kriterien:</text:p>
      <text:p text:style-name="P14">-<text:span text:style-name="T10"> Bei einem definierten Tastendruck nimmt der Spieler das Objekt auf.</text:span></text:p>
      <text:p text:style-name="P31">- Der Gegenstand verliert zur Vereinfachung die Hitbox beim Tragen.</text:p>
      <text:p text:style-name="P14"/>
      <text:p text:style-name="P25">Schalter</text:p>
      <text:p text:style-name="P2">Es sollen im Spiel <text:span text:style-name="T10">Schalter</text:span> geben, die druckempfindlich auf andere Objekte reagieren.</text:p>
      <text:p text:style-name="P11">Kriterien:</text:p>
      <text:p text:style-name="P32">-<text:span text:style-name="T10"> Wenn sich ein Spielobjekt mit geltender Gravitation auf dem Schalter befindet, wird ein Signal gesendet</text:span></text:p>
      <text:p text:style-name="P32"/>
      <text:p text:style-name="P25">Tore</text:p>
      <text:p text:style-name="P26">Es sollen Tore existieren, die erst durch ein entsprechendes Signal geöffnet werden.</text:p>
      <text:p text:style-name="P23">Kriterien:</text:p>
      <text:p text:style-name="P33">-<text:span text:style-name="T10"> Das Öffnen des Tores entfernt dessen Hitbox.</text:span></text:p>
      <text:p text:style-name="P31">- <text:span text:style-name="T11">Ein offenes Tor ist durch eine veränderte Textur erkennbar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50:24.264000000</meta:creation-date>
    <dc:date>2018-05-31T02:09:35.434000000</dc:date>
    <meta:editing-duration>PT33M45S</meta:editing-duration>
    <meta:editing-cycles>9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60" meta:word-count="445" meta:character-count="2934" meta:non-whitespace-character-count="2546"/>
  </office:meta>
</office:document-meta>
</file>